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line-height="150%" fo:text-align="justify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1173de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paragraph-rsid="001173de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officeooo:rsid="001173de" officeooo:paragraph-rsid="001173de"/>
    </style:style>
    <style:style style:name="P17" style:family="paragraph" style:parent-style-name="Standard">
      <style:paragraph-properties fo:line-height="150%" fo:text-align="center" style:justify-single-word="false" fo:break-before="page"/>
      <style:text-properties fo:font-size="16pt" officeooo:paragraph-rsid="000ea4f0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a19a7" style:font-size-asian="12pt" style:font-size-complex="12pt"/>
    </style:style>
    <style:style style:name="T3" style:family="text">
      <style:text-properties fo:font-size="12pt" officeooo:rsid="000ae7f0" style:font-size-asian="12pt" style:font-size-complex="12pt"/>
    </style:style>
    <style:style style:name="T4" style:family="text">
      <style:text-properties fo:font-size="12pt" officeooo:rsid="000fc2ad" style:font-size-asian="12pt" style:font-size-complex="12pt"/>
    </style:style>
    <style:style style:name="T5" style:family="text">
      <style:text-properties fo:font-size="12pt" officeooo:rsid="001173de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0ae7f0" style:font-size-asian="12pt" style:font-weight-asian="bold" style:font-size-complex="12pt" style:font-weight-complex="bold"/>
    </style:style>
    <style:style style:name="T8" style:family="text">
      <style:text-properties officeooo:rsid="000ae7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ES</text:p>
      <text:p text:style-name="P1"/>
      <text:p text:style-name="P1">Relatório da Iteração I</text:p>
      <text:p text:style-name="P1"/>
      <text:p text:style-name="P2">Plant Aware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><text:bookmark text:name="_GoBack"/></text:p>
      <text:p text:style-name="P3"/>
      <text:p text:style-name="P3">Tiago Melo nºMec:89005</text:p>
      <text:p text:style-name="P3">Pedro Marques nºMec:89069</text:p>
      <text:p text:style-name="P3">José Frias nºMec:89206</text:p>
      <text:p text:style-name="P3">João Nogueira nºMec:89262</text:p>
      <text:p text:style-name="P3"/>
      <text:p text:style-name="P18">Conceito do Projeto</text:p>
      <text:p text:style-name="P4"><text:span text:style-name="T1"><text:tab/>O projeto Plant Aware, ao recolher informações atmosféricas e consequentemente das próprias plantas, irá permitir a </text:span><text:span text:style-name="T2">monitorização</text:span><text:span text:style-name="T1"> automática destas, sem haver a necessidade de intervenção humana. <text:s/>Deste modo, este produto poderá ter o interesse de múltiplas entidades que vão desde grandes companhias relacionadas com a agricultura ou plantação até ao uso doméstico, em menor escala. </text:span></text:p>
      <text:p text:style-name="P4"><text:span text:style-name="T1"><text:tab/>Assim sendo, </text:span><text:span text:style-name="T2">com uma melhor gestão do processo de rega</text:span><text:span text:style-name="T1">, pode-se até reduzir os encargos com as despesas de água, visto que a quantidade de água </text:span><text:span text:style-name="T2">necessária é calculada em função </text:span><text:span text:style-name="T1">de cada planta. Ainda para mais, irá permitir que o possuidor do produto não desperdice tempo com rega</text:span><text:span text:style-name="T2">s desnecessárias</text:span><text:span text:style-name="T1">, podendo contribuir para um aumento de produtividade. </text:span><text:span text:style-name="T2">Adicionalmente, este produto escala extrememamente bem, dado que o “fator de poupança” é diretamente proporcional às dimensões da plantação.</text:span></text:p>
      <text:p text:style-name="P4"><text:span text:style-name="T1"><text:tab/>Um dos grandes pontos a favor deste produto é a sua sustentabilidade, que irá reduzir o impacto no meio ambiente, diminuindo o consumo de água, que poderia não ser bem utilizada e doseada caso uma pessoa interviesse. É também objetivo que o </text:span><text:span text:style-name="T2">cliente</text:span><text:span text:style-name="T1"> se sinta confortável a usar este produto, na medida em que seja fácil interagir com o sistema, de modo a que as tarefas possam ser concluídas sem qualquer dificuldade, através de uma interface limpa. </text:span></text:p>
      <text:p text:style-name="P5"><text:tab/>Através de estudos sobre plantas, o produto conseguirá suportar tipos de rega e a quantidade de água necessária para cada variedade, de forma a atualizar os dados do produto ou a acrescentar novos dados, para ir continuamente suportando mais variedades.</text:p>
      <text:p text:style-name="P5"><text:tab/>Com todos estes pontos, verifica-se então que o conceito do produto tem alguns pontos positivos a seu favor, sendo os pontos principais a sua harmonização com o ambiente e o possibilitar de um aumento de qualidade de vida do possuidor do produto. </text:p>
      <text:p text:style-name="P8"><text:soft-page-break/>Setup the Tools</text:p>
      <text:p text:style-name="P5"><text:tab/>A equipa irá seguir o método Agile, através do uso da ferramenta Pivotal Tracker. Esta ferramenta irá permitir a divisão do projeto em iterações, onde em cada iteração serão definidas várias user stories. User stories permitem definir o que irá ser fundamental para a implementação do produto, através do uso de personas e do que cada uma delas quer efetuar no sistema. De notar que cada user story, em cada iteração, estará organizada por pontos, de forma a que seja completada primeira aquela user story que tem mais pontos (“backlog”).</text:p>
      <text:p text:style-name="P5"><text:tab/>Paralelamente ao uso da ferramenta referida, usar-se-á também um repositório no git. A metodologia adotada será o GitHub Flow, que assume que se irá ser criada uma nova branch para cada feature definida, onde posteriormente, e após essa feature ser aprovada por todos os membros do grupo, se dará merge ao master branch.</text:p>
      <text:p text:style-name="P5"><text:tab/>Para a fase de deployment, serão usados Docker container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8">User Stories</text:p>
      <text:p text:style-name="P9">1ª User Story</text:p>
      <text:p text:style-name="P4"><text:span text:style-name="T6">Título</text:span><text:span text:style-name="T1">: O Pedro pode </text:span><text:span text:style-name="T3">certificar-se que se lembra de regar as suas bromélias todos os</text:span><text:span text:style-name="T1"> </text:span><text:span text:style-name="T3">dias;</text:span></text:p>
      <text:p text:style-name="P4"><text:span text:style-name="T6">Descrição</text:span><text:span text:style-name="T1">: Como Pedro, </text:span><text:span text:style-name="T3">eu quero receber um lembrete a horas por mim definidas para regar as minhas bromélias</text:span></text:p>
      <text:p text:style-name="P4"><text:span text:style-name="T6">DADO</text:span><text:span text:style-name="T1"> Eu adiciono as plantas a regar</text:span></text:p>
      <text:p text:style-name="P4"><text:span text:style-name="T6">QUANDO</text:span><text:span text:style-name="T1"> Eu defino uma hora</text:span></text:p>
      <text:p text:style-name="P4"><text:span text:style-name="T6">ENTÃO</text:span><text:span text:style-name="T1"> deveria aparecer uma confirmação de </text:span><text:span text:style-name="T3">lembrete </text:span><text:span text:style-name="T1">ativa</text:span></text:p>
      <text:p text:style-name="P5"/>
      <text:p text:style-name="P9">2º <text:s/>User Story</text:p>
      <text:p text:style-name="P4"><text:span text:style-name="T6">Título</text:span><text:span text:style-name="T1">: O Tiago quer </text:span><text:span text:style-name="T3">apenas regar as suas alfaces quando for preciso</text:span></text:p>
      <text:p text:style-name="P4"><text:span text:style-name="T6">Descrição</text:span><text:span text:style-name="T1">: Como Tiago, eu quero poupar </text:span><text:span text:style-name="T3">o máximo de </text:span><text:span text:style-name="T1">tempo </text:span><text:span text:style-name="T3">e água no que toca à rega da minha plantação de alfaces no quintal.</text:span></text:p>
      <text:p text:style-name="P4"><text:span text:style-name="T6">DADO</text:span><text:span text:style-name="T1"> Eu adicionar uma plantação predefinida</text:span></text:p>
      <text:p text:style-name="P4"><text:span text:style-name="T6">QUANDO</text:span><text:span text:style-name="T1"> Eu seleciono uma opção de </text:span><text:span text:style-name="T3">Análise de Solo</text:span></text:p>
      <text:p text:style-name="P4"><text:span text:style-name="T6">ENTÃO</text:span><text:span text:style-name="T1"> </text:span><text:span text:style-name="T3">Deveria poder monitorizar os atributos do solo da minha plantação e ser notificado quando as minhas alfaces precisam de ser regadas</text:span></text:p>
      <text:p text:style-name="P17"><text:span text:style-name="T8">Project Description</text:span></text:p>
      <text:p text:style-name="P4"><text:span text:style-name="T7">Project</text:span><text:span text:style-name="T3">: </text:span><text:span text:style-name="T4">plant monitorization</text:span><text:span text:style-name="T3"> system </text:span><text:span text:style-name="T4">for homes</text:span></text:p>
      <text:p text:style-name="P4"><text:span text:style-name="T7">Goal</text:span><text:span text:style-name="T3">: an integrated platform to monitor </text:span><text:span text:style-name="T4">the status of plants and greens alike</text:span><text:span text:style-name="T3"> in </text:span><text:span text:style-name="T4">user homes from anywhere in the world</text:span><text:span text:style-name="T3">.</text:span></text:p>
      <text:p text:style-name="P4"><text:span text:style-name="T7">Sensing layer</text:span><text:span text:style-name="T3">: </text:span><text:span text:style-name="T4">small sensors are placed inside the vase and data about the soil, atmosphere and possibly the plant itself is </text:span><text:span text:style-name="T5">being</text:span><text:span text:style-name="T4"> continuously collected.</text:span></text:p>
      <text:p text:style-name="P14"><text:span text:style-name="T7">Data publishing</text:span><text:span text:style-name="T3">: at each </text:span><text:span text:style-name="T5">vase</text:span><text:span text:style-name="T3">, there </text:span><text:span text:style-name="T5">is a small sensor (let’s call it a Spike)</text:span><text:span text:style-name="T3">, that act</text:span><text:span text:style-name="T5">s</text:span><text:span text:style-name="T3"> as a </text:span><text:span text:style-name="T5">data </text:span><text:span text:style-name="T3">aggregator and sends the </text:span><text:span text:style-name="T5">collected</text:span><text:span text:style-name="T3"> data to the cloud.</text:span></text:p>
      <text:p text:style-name="P4"><text:span text:style-name="T7">Processing &amp; bizz logic</text:span><text:span text:style-name="T3">: hazard</text:span><text:span text:style-name="T5">ou</text:span><text:span text:style-name="T3">s conditions are detected when the </text:span><text:span text:style-name="T5">conditions collected </text:span><text:span text:style-name="T3">reveal that </text:span><text:span text:style-name="T5">the</text:span><text:span text:style-name="T3"> thresholds are compromised. In this case, </text:span><text:span text:style-name="T5">warnings</text:span><text:span text:style-name="T3"> are</text:span><text:span text:style-name="T5"> sent </text:span><text:span text:style-name="T3">to the </text:span><text:span text:style-name="T5">account</text:span><text:span text:style-name="T3"> of the </text:span><text:span text:style-name="T5">plant owner</text:span><text:span text:style-name="T3">. Peak conditions are detected in a daily bases (data aggregation) to build a historic trend.</text:span></text:p>
      <text:p text:style-name="P4"><text:span text:style-name="T7">Integration API</text:span><text:span text:style-name="T3">: the endpoints allow to programmatically list the information system and </text:span><text:span text:style-name="T5">natural variables</text:span><text:span text:style-name="T3">, both for current and past intervals.</text:span></text:p>
      <text:p text:style-name="P14"><text:span text:style-name="T7">Web portal</text:span><text:span text:style-name="T3">: the web application allows:</text:span></text:p>
      <text:list xml:id="list3381201114" text:style-name="L1">
        <text:list-item>
          <text:p text:style-name="P15"><text:span text:style-name="T3">basic tracking of </text:span><text:span text:style-name="T5">natural</text:span><text:span text:style-name="T3"> conditions (</text:span><text:span text:style-name="T5">atmosphere, soil and plant</text:span><text:span text:style-name="T3">) </text:span><text:span text:style-name="T5">for each placed Spike;</text:span></text:p>
        </text:list-item>
        <text:list-item>
          <text:p text:style-name="P16"><text:span text:style-name="T3">b</text:span><text:span text:style-name="T1">rowse the data collected for a given plant in the last week;</text:span></text:p>
        </text:list-item>
        <text:list-item>
          <text:p text:style-name="P16"><text:span text:style-name="T3">s</text:span><text:span text:style-name="T1">et reminders, log in, and receive notifications about possible warnings and dangerous plant states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pt" fo:country="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Frias</meta:initial-creator>
    <meta:editing-cycles>61</meta:editing-cycles>
    <meta:creation-date>2019-10-29T16:36:00</meta:creation-date>
    <dc:date>2019-11-12T09:28:56.581003177</dc:date>
    <meta:editing-duration>PT2H27M56S</meta:editing-duration>
    <meta:generator>LibreOffice/6.0.7.3$Linux_X86_64 LibreOffice_project/00m0$Build-3</meta:generator>
    <meta:document-statistic meta:table-count="0" meta:image-count="0" meta:object-count="0" meta:page-count="5" meta:paragraph-count="41" meta:word-count="798" meta:character-count="4902" meta:non-whitespace-character-count="41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